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9.15pt"/>
    </style:style>
    <style:style style:name="co2" style:family="table-column">
      <style:table-column-properties fo:break-before="auto" style:column-width="186.24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icipant Task Load Questionn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s performed during the experiment:</text:p>
          </table:table-cell>
          <table:table-cell office:value-type="string" calcext:value-type="string">
            <text:p>Mental Demand</text:p>
          </table:table-cell>
          <table:table-cell office:value-type="string" calcext:value-type="string">
            <text:p>Physical Demand</text:p>
          </table:table-cell>
          <table:table-cell office:value-type="string" calcext:value-type="string">
            <text:p>Temporal Demand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Mental Demand</text:p>
          </table:table-cell>
          <table:table-cell office:value-type="string" calcext:value-type="string">
            <text:p>Physical Demand</text:p>
          </table:table-cell>
          <table:table-cell office:value-type="string" calcext:value-type="string">
            <text:p>Temporal Demand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Mental Demand</text:p>
          </table:table-cell>
          <table:table-cell office:value-type="string" calcext:value-type="string">
            <text:p>Physical Demand</text:p>
          </table:table-cell>
          <table:table-cell office:value-type="string" calcext:value-type="string">
            <text:p>Temporal Demand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Mental Demand</text:p>
          </table:table-cell>
          <table:table-cell office:value-type="string" calcext:value-type="string">
            <text:p>Physical Demand</text:p>
          </table:table-cell>
          <table:table-cell office:value-type="string" calcext:value-type="string">
            <text:p>Temporal Demand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2020/03/27 9:15:52 pm EET</text:p>
          </table:table-cell>
          <table:table-cell office:value-type="string" calcext:value-type="string">
            <text:p>Reach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/03/28 3:02:10 pm EET</text:p>
          </table:table-cell>
          <table:table-cell office:value-type="string" calcext:value-type="string">
            <text:p>Cart-Pol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/03/28 5:35:46 pm EET</text:p>
          </table:table-cell>
          <table:table-cell office:value-type="string" calcext:value-type="string">
            <text:p>Lunar-Land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/04/10 11:49:14 am EET</text:p>
          </table:table-cell>
          <table:table-cell office:value-type="string" calcext:value-type="string">
            <text:p>Reach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/04/10 7:19:43 pm EET</text:p>
          </table:table-cell>
          <table:table-cell office:value-type="string" calcext:value-type="string">
            <text:p>Cart-Pol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/04/11 9:20:52 pm EET</text:p>
          </table:table-cell>
          <table:table-cell office:value-type="string" calcext:value-type="string">
            <text:p>Cart-Po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/04/11 10:21:11 pm EET</text:p>
          </table:table-cell>
          <table:table-cell office:value-type="string" calcext:value-type="string">
            <text:p>Cart-Po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/04/12 12:27:22 am EET</text:p>
          </table:table-cell>
          <table:table-cell office:value-type="string" calcext:value-type="string">
            <text:p>Cart-Po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/04/12 5:45:47 pm EET</text:p>
          </table:table-cell>
          <table:table-cell office:value-type="string" calcext:value-type="string">
            <text:p>Cart-Pol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/04/13 12:59:35 am EET</text:p>
          </table:table-cell>
          <table:table-cell office:value-type="string" calcext:value-type="string">
            <text:p>Cart-Pol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/04/13 10:56:20 pm EET</text:p>
          </table:table-cell>
          <table:table-cell office:value-type="string" calcext:value-type="string">
            <text:p>Lunar-Lan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/04/14 1:59:32 am EET</text:p>
          </table:table-cell>
          <table:table-cell office:value-type="string" calcext:value-type="string">
            <text:p>Reac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/04/14 11:41:56 am EET</text:p>
          </table:table-cell>
          <table:table-cell office:value-type="string" calcext:value-type="string">
            <text:p>Reac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/04/14 8:30:00 pm EET</text:p>
          </table:table-cell>
          <table:table-cell office:value-type="string" calcext:value-type="string">
            <text:p>Reach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/04/15 9:59:38 pm EET</text:p>
          </table:table-cell>
          <table:table-cell office:value-type="string" calcext:value-type="string">
            <text:p>Reach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/04/20 10:12:26 pm EET</text:p>
          </table:table-cell>
          <table:table-cell office:value-type="string" calcext:value-type="string">
            <text:p>Lunar-Lande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/04/21 4:02:58 pm EET</text:p>
          </table:table-cell>
          <table:table-cell office:value-type="string" calcext:value-type="string">
            <text:p>Reache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IPS: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1-P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Frustration</text:p>
          </table:table-cell>
          <table:table-cell table:number-columns-repeated="2"/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Frustra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cher</text:p>
          </table:table-cell>
          <table:table-cell table:formula="of:=ROUND([.K24];2)" office:value-type="float" office:value="0.53" calcext:value-type="float">
            <text:p>0.53</text:p>
          </table:table-cell>
          <table:table-cell table:formula="of:=ROUND([.L24];2)" office:value-type="float" office:value="0.64" calcext:value-type="float">
            <text:p>0.64</text:p>
          </table:table-cell>
          <table:table-cell table:formula="of:=ROUND([.M24];2)" office:value-type="float" office:value="0.61" calcext:value-type="float">
            <text:p>0.61</text:p>
          </table:table-cell>
          <table:table-cell table:formula="of:=ROUND(1-[.N24];2)" office:value-type="float" office:value="0.17" calcext:value-type="float">
            <text:p>0.17</text:p>
          </table:table-cell>
          <table:table-cell table:formula="of:=ROUND([.O24];2)" office:value-type="float" office:value="0.63" calcext:value-type="float">
            <text:p>0.63</text:p>
          </table:table-cell>
          <table:table-cell table:formula="of:=ROUND([.P24];2)" office:value-type="float" office:value="0.39" calcext:value-type="float">
            <text:p>0.39</text:p>
          </table:table-cell>
          <table:table-cell table:number-columns-repeated="2"/>
          <table:table-cell table:formula="of:=AVERAGE([.U2];[.U5];[.U13];[.U14];[.U15];[.U16];[.U18])/10" office:value-type="float" office:value="0.528571428571429" calcext:value-type="float">
            <text:p>0.528571428571429</text:p>
          </table:table-cell>
          <table:table-cell table:formula="of:=AVERAGE([.V2];[.V5];[.V13];[.V14];[.V15];[.V16];[.V18])/10" office:value-type="float" office:value="0.642857142857143" calcext:value-type="float">
            <text:p>0.642857142857143</text:p>
          </table:table-cell>
          <table:table-cell table:formula="of:=AVERAGE([.W2];[.W5];[.W13];[.W14];[.W15];[.W16];[.W18])/10" office:value-type="float" office:value="0.614285714285714" calcext:value-type="float">
            <text:p>0.614285714285714</text:p>
          </table:table-cell>
          <table:table-cell table:formula="of:=AVERAGE([.X2];[.X5];[.X13];[.X14];[.X15];[.X16];[.X18])/10" office:value-type="float" office:value="0.828571428571429" calcext:value-type="float">
            <text:p>0.828571428571429</text:p>
          </table:table-cell>
          <table:table-cell table:formula="of:=AVERAGE([.Y2];[.Y5];[.Y13];[.Y14];[.Y15];[.Y16];[.Y18])/10" office:value-type="float" office:value="0.628571428571429" calcext:value-type="float">
            <text:p>0.628571428571429</text:p>
          </table:table-cell>
          <table:table-cell table:formula="of:=AVERAGE([.Z2];[.Z5];[.Z13];[.Z14];[.Z15];[.Z16];[.Z18])/10" office:value-type="float" office:value="0.385714285714286" calcext:value-type="float">
            <text:p>0.385714285714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t-Pole</text:p>
          </table:table-cell>
          <table:table-cell table:formula="of:=ROUND([.K25];2)" office:value-type="float" office:value="0.29" calcext:value-type="float">
            <text:p>0.29</text:p>
          </table:table-cell>
          <table:table-cell table:formula="of:=ROUND([.L25];2)" office:value-type="float" office:value="0.33" calcext:value-type="float">
            <text:p>0.33</text:p>
          </table:table-cell>
          <table:table-cell table:formula="of:=ROUND([.M25];2)" office:value-type="float" office:value="0.33" calcext:value-type="float">
            <text:p>0.33</text:p>
          </table:table-cell>
          <table:table-cell table:formula="of:=ROUND(1-[.N25];2)" office:value-type="float" office:value="0.11" calcext:value-type="float">
            <text:p>0.11</text:p>
          </table:table-cell>
          <table:table-cell table:formula="of:=ROUND([.O25];2)" office:value-type="float" office:value="0.37" calcext:value-type="float">
            <text:p>0.37</text:p>
          </table:table-cell>
          <table:table-cell table:formula="of:=ROUND([.P25];2)" office:value-type="float" office:value="0.19" calcext:value-type="float">
            <text:p>0.19</text:p>
          </table:table-cell>
          <table:table-cell table:number-columns-repeated="2"/>
          <table:table-cell table:formula="of:=AVERAGE([.U3];[.U6:.U11])/10" office:value-type="float" office:value="0.285714285714286" calcext:value-type="float">
            <text:p>0.285714285714286</text:p>
          </table:table-cell>
          <table:table-cell table:formula="of:=AVERAGE([.V3];[.V6:.V11])/10" office:value-type="float" office:value="0.328571428571429" calcext:value-type="float">
            <text:p>0.328571428571429</text:p>
          </table:table-cell>
          <table:table-cell table:formula="of:=AVERAGE([.W3];[.W6:.W11])/10" office:value-type="float" office:value="0.328571428571429" calcext:value-type="float">
            <text:p>0.328571428571429</text:p>
          </table:table-cell>
          <table:table-cell table:formula="of:=AVERAGE([.X3];[.X6:.X11])/10" office:value-type="float" office:value="0.885714285714286" calcext:value-type="float">
            <text:p>0.885714285714286</text:p>
          </table:table-cell>
          <table:table-cell table:formula="of:=AVERAGE([.Y3];[.Y6:.Y11])/10" office:value-type="float" office:value="0.371428571428571" calcext:value-type="float">
            <text:p>0.371428571428571</text:p>
          </table:table-cell>
          <table:table-cell table:formula="of:=AVERAGE([.Z3];[.Z6:.Z11])/10" office:value-type="float" office:value="0.185714285714286" calcext:value-type="float">
            <text:p>0.185714285714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nar-Lander</text:p>
          </table:table-cell>
          <table:table-cell table:formula="of:=ROUND([.K26];2)" office:value-type="float" office:value="0.8" calcext:value-type="float">
            <text:p>0.8</text:p>
          </table:table-cell>
          <table:table-cell table:formula="of:=ROUND([.L26];2)" office:value-type="float" office:value="0.7" calcext:value-type="float">
            <text:p>0.7</text:p>
          </table:table-cell>
          <table:table-cell table:formula="of:=ROUND([.M26];2)" office:value-type="float" office:value="0.67" calcext:value-type="float">
            <text:p>0.67</text:p>
          </table:table-cell>
          <table:table-cell table:formula="of:=ROUND(1-[.N26];2)" office:value-type="float" office:value="0.3" calcext:value-type="float">
            <text:p>0.3</text:p>
          </table:table-cell>
          <table:table-cell table:formula="of:=ROUND([.O26];2)" office:value-type="float" office:value="0.73" calcext:value-type="float">
            <text:p>0.73</text:p>
          </table:table-cell>
          <table:table-cell table:formula="of:=ROUND([.P26];2)" office:value-type="float" office:value="0.73" calcext:value-type="float">
            <text:p>0.73</text:p>
          </table:table-cell>
          <table:table-cell table:number-columns-repeated="2"/>
          <table:table-cell table:formula="of:=AVERAGE([.U4];[.U17];[.U12])/10" office:value-type="float" office:value="0.8" calcext:value-type="float">
            <text:p>0.8</text:p>
          </table:table-cell>
          <table:table-cell table:formula="of:=AVERAGE([.V4];[.V17];[.V12])/10" office:value-type="float" office:value="0.7" calcext:value-type="float">
            <text:p>0.7</text:p>
          </table:table-cell>
          <table:table-cell table:formula="of:=AVERAGE([.W4];[.W17];[.W12])/10" office:value-type="float" office:value="0.666666666666667" calcext:value-type="float">
            <text:p>0.666666666666667</text:p>
          </table:table-cell>
          <table:table-cell table:formula="of:=AVERAGE([.X4];[.X17];[.X12])/10" office:value-type="float" office:value="0.7" calcext:value-type="float">
            <text:p>0.7</text:p>
          </table:table-cell>
          <table:table-cell table:formula="of:=AVERAGE([.Y4];[.Y17];[.Y12])/10" office:value-type="float" office:value="0.733333333333333" calcext:value-type="float">
            <text:p>0.733333333333333</text:p>
          </table:table-cell>
          <table:table-cell table:formula="of:=AVERAGE([.Z4];[.Z17];[.Z12])/10" office:value-type="float" office:value="0.733333333333333" calcext:value-type="float">
            <text:p>0.73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DCOACH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eacher</text:p>
          </table:table-cell>
          <table:table-cell table:formula="of:=ROUND([.K30];2)" office:value-type="float" office:value="0.63" calcext:value-type="float">
            <text:p>0.63</text:p>
          </table:table-cell>
          <table:table-cell table:formula="of:=ROUND([.L30];2)" office:value-type="float" office:value="0.66" calcext:value-type="float">
            <text:p>0.66</text:p>
          </table:table-cell>
          <table:table-cell table:formula="of:=ROUND([.M30];2)" office:value-type="float" office:value="0.57" calcext:value-type="float">
            <text:p>0.57</text:p>
          </table:table-cell>
          <table:table-cell table:formula="of:=ROUND(1-[.N30];2)" office:value-type="float" office:value="0.2" calcext:value-type="float">
            <text:p>0.2</text:p>
          </table:table-cell>
          <table:table-cell table:formula="of:=ROUND([.O30];2)" office:value-type="float" office:value="0.61" calcext:value-type="float">
            <text:p>0.61</text:p>
          </table:table-cell>
          <table:table-cell table:formula="of:=ROUND([.P30];2)" office:value-type="float" office:value="0.41" calcext:value-type="float">
            <text:p>0.41</text:p>
          </table:table-cell>
          <table:table-cell table:number-columns-repeated="2"/>
          <table:table-cell table:formula="of:=AVERAGE([.O2];[.O5];[.O13];[.O14];[.O15];[.O16];[.O18])/10" office:value-type="float" office:value="0.628571428571429" calcext:value-type="float">
            <text:p>0.628571428571429</text:p>
          </table:table-cell>
          <table:table-cell table:formula="of:=AVERAGE([.P2];[.P5];[.P13];[.P14];[.P15];[.P16];[.P18])/10" office:value-type="float" office:value="0.657142857142857" calcext:value-type="float">
            <text:p>0.657142857142857</text:p>
          </table:table-cell>
          <table:table-cell table:formula="of:=AVERAGE([.Q2];[.Q5];[.Q13];[.Q14];[.Q15];[.Q16];[.Q18])/10" office:value-type="float" office:value="0.571428571428571" calcext:value-type="float">
            <text:p>0.571428571428571</text:p>
          </table:table-cell>
          <table:table-cell table:formula="of:=AVERAGE([.R2];[.R5];[.R13];[.R14];[.R15];[.R16];[.R18])/10" office:value-type="float" office:value="0.8" calcext:value-type="float">
            <text:p>0.8</text:p>
          </table:table-cell>
          <table:table-cell table:formula="of:=AVERAGE([.S2];[.S5];[.S13];[.S14];[.S15];[.S16];[.S18])/10" office:value-type="float" office:value="0.614285714285714" calcext:value-type="float">
            <text:p>0.614285714285714</text:p>
          </table:table-cell>
          <table:table-cell table:formula="of:=AVERAGE([.T2];[.T5];[.T13];[.T14];[.T15];[.T16];[.T18])/10" office:value-type="float" office:value="0.414285714285714" calcext:value-type="float">
            <text:p>0.4142857142857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t-Pole</text:p>
          </table:table-cell>
          <table:table-cell table:formula="of:=ROUND([.K31];2)" office:value-type="float" office:value="0.49" calcext:value-type="float">
            <text:p>0.49</text:p>
          </table:table-cell>
          <table:table-cell table:formula="of:=ROUND([.L31];2)" office:value-type="float" office:value="0.37" calcext:value-type="float">
            <text:p>0.37</text:p>
          </table:table-cell>
          <table:table-cell table:formula="of:=ROUND([.M31];2)" office:value-type="float" office:value="0.43" calcext:value-type="float">
            <text:p>0.43</text:p>
          </table:table-cell>
          <table:table-cell table:formula="of:=ROUND(1-[.N31];2)" office:value-type="float" office:value="0.14" calcext:value-type="float">
            <text:p>0.14</text:p>
          </table:table-cell>
          <table:table-cell table:formula="of:=ROUND([.O31];2)" office:value-type="float" office:value="0.44" calcext:value-type="float">
            <text:p>0.44</text:p>
          </table:table-cell>
          <table:table-cell table:formula="of:=ROUND([.P31];2)" office:value-type="float" office:value="0.3" calcext:value-type="float">
            <text:p>0.3</text:p>
          </table:table-cell>
          <table:table-cell table:number-columns-repeated="2"/>
          <table:table-cell table:formula="of:=AVERAGE([.O3];[.O6:.O11])/10" office:value-type="float" office:value="0.485714285714286" calcext:value-type="float">
            <text:p>0.485714285714286</text:p>
          </table:table-cell>
          <table:table-cell table:formula="of:=AVERAGE([.P3];[.P6:.P11])/10" office:value-type="float" office:value="0.371428571428571" calcext:value-type="float">
            <text:p>0.371428571428571</text:p>
          </table:table-cell>
          <table:table-cell table:formula="of:=AVERAGE([.Q3];[.Q6:.Q11])/10" office:value-type="float" office:value="0.428571428571429" calcext:value-type="float">
            <text:p>0.428571428571429</text:p>
          </table:table-cell>
          <table:table-cell table:formula="of:=AVERAGE([.R3];[.R6:.R11])/10" office:value-type="float" office:value="0.857142857142857" calcext:value-type="float">
            <text:p>0.857142857142857</text:p>
          </table:table-cell>
          <table:table-cell table:formula="of:=AVERAGE([.S3];[.S6:.S11])/10" office:value-type="float" office:value="0.442857142857143" calcext:value-type="float">
            <text:p>0.442857142857143</text:p>
          </table:table-cell>
          <table:table-cell table:formula="of:=AVERAGE([.T3];[.T6:.T11])/10"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nar-Lander</text:p>
          </table:table-cell>
          <table:table-cell table:formula="of:=ROUND([.K32];2)" office:value-type="float" office:value="0.8" calcext:value-type="float">
            <text:p>0.8</text:p>
          </table:table-cell>
          <table:table-cell table:formula="of:=ROUND([.L32];2)" office:value-type="float" office:value="0.77" calcext:value-type="float">
            <text:p>0.77</text:p>
          </table:table-cell>
          <table:table-cell table:formula="of:=ROUND([.M32];2)" office:value-type="float" office:value="0.67" calcext:value-type="float">
            <text:p>0.67</text:p>
          </table:table-cell>
          <table:table-cell table:formula="of:=ROUND(1-[.N32];2)" office:value-type="float" office:value="0.27" calcext:value-type="float">
            <text:p>0.27</text:p>
          </table:table-cell>
          <table:table-cell table:formula="of:=ROUND([.O32];2)" office:value-type="float" office:value="0.73" calcext:value-type="float">
            <text:p>0.73</text:p>
          </table:table-cell>
          <table:table-cell table:formula="of:=ROUND([.P32];2)" office:value-type="float" office:value="0.6" calcext:value-type="float">
            <text:p>0.6</text:p>
          </table:table-cell>
          <table:table-cell table:number-columns-repeated="2"/>
          <table:table-cell table:formula="of:=AVERAGE([.O4];[.O17];[.O12])/10" office:value-type="float" office:value="0.8" calcext:value-type="float">
            <text:p>0.8</text:p>
          </table:table-cell>
          <table:table-cell table:formula="of:=AVERAGE([.P4];[.P17];[.P12])/10" office:value-type="float" office:value="0.766666666666667" calcext:value-type="float">
            <text:p>0.766666666666667</text:p>
          </table:table-cell>
          <table:table-cell table:formula="of:=AVERAGE([.Q4];[.Q17];[.Q12])/10" office:value-type="float" office:value="0.666666666666667" calcext:value-type="float">
            <text:p>0.666666666666667</text:p>
          </table:table-cell>
          <table:table-cell table:formula="of:=AVERAGE([.R4];[.R17];[.R12])/10" office:value-type="float" office:value="0.733333333333333" calcext:value-type="float">
            <text:p>0.733333333333333</text:p>
          </table:table-cell>
          <table:table-cell table:formula="of:=AVERAGE([.S4];[.S17];[.S12])/10" office:value-type="float" office:value="0.733333333333333" calcext:value-type="float">
            <text:p>0.733333333333333</text:p>
          </table:table-cell>
          <table:table-cell table:formula="of:=AVERAGE([.T4];[.T17];[.T12])/10" office:value-type="float" office:value="0.6" calcext:value-type="float">
            <text:p>0.6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le_St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eacher</text:p>
          </table:table-cell>
          <table:table-cell table:formula="of:=ROUND([.K36];2)" office:value-type="float" office:value="0.8" calcext:value-type="float">
            <text:p>0.8</text:p>
          </table:table-cell>
          <table:table-cell table:formula="of:=ROUND([.L36];2)" office:value-type="float" office:value="0.79" calcext:value-type="float">
            <text:p>0.79</text:p>
          </table:table-cell>
          <table:table-cell table:formula="of:=ROUND([.M36];2)" office:value-type="float" office:value="0.73" calcext:value-type="float">
            <text:p>0.73</text:p>
          </table:table-cell>
          <table:table-cell table:formula="of:=ROUND(1-[.N36];2)" office:value-type="float" office:value="0.46" calcext:value-type="float">
            <text:p>0.46</text:p>
          </table:table-cell>
          <table:table-cell table:formula="of:=ROUND([.O36];2)" office:value-type="float" office:value="0.76" calcext:value-type="float">
            <text:p>0.76</text:p>
          </table:table-cell>
          <table:table-cell table:formula="of:=ROUND([.P36];2)" office:value-type="float" office:value="0.66" calcext:value-type="float">
            <text:p>0.66</text:p>
          </table:table-cell>
          <table:table-cell table:number-columns-repeated="2"/>
          <table:table-cell table:formula="of:=AVERAGE([.I2];[.I5];[.I13];[.I14];[.I15];[.I16];[.I18])/10" office:value-type="float" office:value="0.8" calcext:value-type="float">
            <text:p>0.8</text:p>
          </table:table-cell>
          <table:table-cell table:formula="of:=AVERAGE([.J2];[.J5];[.J13];[.J14];[.J15];[.J16];[.J18])/10" office:value-type="float" office:value="0.785714285714286" calcext:value-type="float">
            <text:p>0.785714285714286</text:p>
          </table:table-cell>
          <table:table-cell table:formula="of:=AVERAGE([.K2];[.K5];[.K13];[.K14];[.K15];[.K16];[.K18])/10" office:value-type="float" office:value="0.728571428571429" calcext:value-type="float">
            <text:p>0.728571428571429</text:p>
          </table:table-cell>
          <table:table-cell table:formula="of:=AVERAGE([.L2];[.L5];[.L13];[.L14];[.L15];[.L16];[.L18])/10" office:value-type="float" office:value="0.542857142857143" calcext:value-type="float">
            <text:p>0.542857142857143</text:p>
          </table:table-cell>
          <table:table-cell table:formula="of:=AVERAGE([.M2];[.M5];[.M13];[.M14];[.M15];[.M16];[.M18])/10" office:value-type="float" office:value="0.757142857142857" calcext:value-type="float">
            <text:p>0.757142857142857</text:p>
          </table:table-cell>
          <table:table-cell table:formula="of:=AVERAGE([.N2];[.N5];[.N13];[.N14];[.N15];[.N16];[.N18])/10" office:value-type="float" office:value="0.657142857142857" calcext:value-type="float">
            <text:p>0.6571428571428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t-Pole</text:p>
          </table:table-cell>
          <table:table-cell table:formula="of:=ROUND([.K37];2)" office:value-type="float" office:value="0.54" calcext:value-type="float">
            <text:p>0.54</text:p>
          </table:table-cell>
          <table:table-cell table:formula="of:=ROUND([.L37];2)" office:value-type="float" office:value="0.53" calcext:value-type="float">
            <text:p>0.53</text:p>
          </table:table-cell>
          <table:table-cell table:formula="of:=ROUND([.M37];2)" office:value-type="float" office:value="0.56" calcext:value-type="float">
            <text:p>0.56</text:p>
          </table:table-cell>
          <table:table-cell table:formula="of:=ROUND(1-[.N37];2)" office:value-type="float" office:value="0.19" calcext:value-type="float">
            <text:p>0.19</text:p>
          </table:table-cell>
          <table:table-cell table:formula="of:=ROUND([.O37];2)" office:value-type="float" office:value="0.56" calcext:value-type="float">
            <text:p>0.56</text:p>
          </table:table-cell>
          <table:table-cell table:formula="of:=ROUND([.P37];2)" office:value-type="float" office:value="0.37" calcext:value-type="float">
            <text:p>0.37</text:p>
          </table:table-cell>
          <table:table-cell table:number-columns-repeated="2"/>
          <table:table-cell table:formula="of:=AVERAGE([.I3];[.I6:.I11])/10" office:value-type="float" office:value="0.542857142857143" calcext:value-type="float">
            <text:p>0.542857142857143</text:p>
          </table:table-cell>
          <table:table-cell table:formula="of:=AVERAGE([.J3];[.J6:.J11])/10" office:value-type="float" office:value="0.528571428571429" calcext:value-type="float">
            <text:p>0.528571428571429</text:p>
          </table:table-cell>
          <table:table-cell table:formula="of:=AVERAGE([.K3];[.K6:.K11])/10" office:value-type="float" office:value="0.557142857142857" calcext:value-type="float">
            <text:p>0.557142857142857</text:p>
          </table:table-cell>
          <table:table-cell table:formula="of:=AVERAGE([.L3];[.L6:.L11])/10" office:value-type="float" office:value="0.814285714285714" calcext:value-type="float">
            <text:p>0.814285714285714</text:p>
          </table:table-cell>
          <table:table-cell table:formula="of:=AVERAGE([.M3];[.M6:.M11])/10" office:value-type="float" office:value="0.557142857142857" calcext:value-type="float">
            <text:p>0.557142857142857</text:p>
          </table:table-cell>
          <table:table-cell table:formula="of:=AVERAGE([.N3];[.N6:.N11])/10" office:value-type="float" office:value="0.371428571428571" calcext:value-type="float">
            <text:p>0.3714285714285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nar-Lander</text:p>
          </table:table-cell>
          <table:table-cell table:formula="of:=ROUND([.K38];2)" office:value-type="float" office:value="0.8" calcext:value-type="float">
            <text:p>0.8</text:p>
          </table:table-cell>
          <table:table-cell table:formula="of:=ROUND([.L38];2)" office:value-type="float" office:value="0.8" calcext:value-type="float">
            <text:p>0.8</text:p>
          </table:table-cell>
          <table:table-cell table:formula="of:=ROUND([.M38];2)" office:value-type="float" office:value="0.7" calcext:value-type="float">
            <text:p>0.7</text:p>
          </table:table-cell>
          <table:table-cell table:formula="of:=ROUND(1-[.N38];2)" office:value-type="float" office:value="0.37" calcext:value-type="float">
            <text:p>0.37</text:p>
          </table:table-cell>
          <table:table-cell table:formula="of:=ROUND([.O38];2)" office:value-type="float" office:value="0.77" calcext:value-type="float">
            <text:p>0.77</text:p>
          </table:table-cell>
          <table:table-cell table:formula="of:=ROUND([.P38];2)" office:value-type="float" office:value="0.73" calcext:value-type="float">
            <text:p>0.73</text:p>
          </table:table-cell>
          <table:table-cell table:number-columns-repeated="2"/>
          <table:table-cell table:formula="of:=AVERAGE([.I4];[.I17];[.I12])/10" office:value-type="float" office:value="0.8" calcext:value-type="float">
            <text:p>0.8</text:p>
          </table:table-cell>
          <table:table-cell table:formula="of:=AVERAGE([.J4];[.J17];[.J12])/10" office:value-type="float" office:value="0.8" calcext:value-type="float">
            <text:p>0.8</text:p>
          </table:table-cell>
          <table:table-cell table:formula="of:=AVERAGE([.K4];[.K17];[.K12])/10" office:value-type="float" office:value="0.7" calcext:value-type="float">
            <text:p>0.7</text:p>
          </table:table-cell>
          <table:table-cell table:formula="of:=AVERAGE([.L4];[.L17];[.L12])/10" office:value-type="float" office:value="0.633333333333333" calcext:value-type="float">
            <text:p>0.633333333333333</text:p>
          </table:table-cell>
          <table:table-cell table:formula="of:=AVERAGE([.M4];[.M17];[.M12])/10" office:value-type="float" office:value="0.766666666666667" calcext:value-type="float">
            <text:p>0.766666666666667</text:p>
          </table:table-cell>
          <table:table-cell table:formula="of:=AVERAGE([.N4];[.N17];[.N12])/10" office:value-type="float" office:value="0.733333333333333" calcext:value-type="float">
            <text:p>0.73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le_Act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eacher</text:p>
          </table:table-cell>
          <table:table-cell table:formula="of:=ROUND([.K42];2)" office:value-type="float" office:value="0.66" calcext:value-type="float">
            <text:p>0.66</text:p>
          </table:table-cell>
          <table:table-cell table:formula="of:=ROUND([.L42];2)" office:value-type="float" office:value="0.56" calcext:value-type="float">
            <text:p>0.56</text:p>
          </table:table-cell>
          <table:table-cell table:formula="of:=ROUND([.M42];2)" office:value-type="float" office:value="0.63" calcext:value-type="float">
            <text:p>0.63</text:p>
          </table:table-cell>
          <table:table-cell table:formula="of:=ROUND(1-[.N42];2)" office:value-type="float" office:value="0.19" calcext:value-type="float">
            <text:p>0.19</text:p>
          </table:table-cell>
          <table:table-cell table:formula="of:=ROUND([.O42];2)" office:value-type="float" office:value="0.69" calcext:value-type="float">
            <text:p>0.69</text:p>
          </table:table-cell>
          <table:table-cell table:formula="of:=ROUND([.P42];2)" office:value-type="float" office:value="0.47" calcext:value-type="float">
            <text:p>0.47</text:p>
          </table:table-cell>
          <table:table-cell table:number-columns-repeated="2"/>
          <table:table-cell table:formula="of:=AVERAGE([.C2];[.C5];[.C13];[.C14];[.C15];[.C16];[.C18])/10" office:value-type="float" office:value="0.657142857142857" calcext:value-type="float">
            <text:p>0.657142857142857</text:p>
          </table:table-cell>
          <table:table-cell table:formula="of:=AVERAGE([.D2];[.D5];[.D13];[.D14];[.D15];[.D16];[.D18])/10" office:value-type="float" office:value="0.557142857142857" calcext:value-type="float">
            <text:p>0.557142857142857</text:p>
          </table:table-cell>
          <table:table-cell table:formula="of:=AVERAGE([.E2];[.E5];[.E13];[.E14];[.E15];[.E16];[.E18])/10" office:value-type="float" office:value="0.628571428571429" calcext:value-type="float">
            <text:p>0.628571428571429</text:p>
          </table:table-cell>
          <table:table-cell table:formula="of:=AVERAGE([.F2];[.F5];[.F13];[.F14];[.F15];[.F16];[.F18])/10" office:value-type="float" office:value="0.814285714285714" calcext:value-type="float">
            <text:p>0.814285714285714</text:p>
          </table:table-cell>
          <table:table-cell table:formula="of:=AVERAGE([.G2];[.G5];[.G13];[.G14];[.G15];[.G16];[.G18])/10" office:value-type="float" office:value="0.685714285714286" calcext:value-type="float">
            <text:p>0.685714285714286</text:p>
          </table:table-cell>
          <table:table-cell table:formula="of:=AVERAGE([.H2];[.H5];[.H13];[.H14];[.H15];[.H16];[.H18])/10" office:value-type="float" office:value="0.471428571428571" calcext:value-type="float">
            <text:p>0.4714285714285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t-Pole</text:p>
          </table:table-cell>
          <table:table-cell table:formula="of:=ROUND([.K43];2)" office:value-type="float" office:value="0.71" calcext:value-type="float">
            <text:p>0.71</text:p>
          </table:table-cell>
          <table:table-cell table:formula="of:=ROUND([.L43];2)" office:value-type="float" office:value="0.61" calcext:value-type="float">
            <text:p>0.61</text:p>
          </table:table-cell>
          <table:table-cell table:formula="of:=ROUND([.M43];2)" office:value-type="float" office:value="0.7" calcext:value-type="float">
            <text:p>0.7</text:p>
          </table:table-cell>
          <table:table-cell table:formula="of:=ROUND(1-[.N43];2)" office:value-type="float" office:value="0.33" calcext:value-type="float">
            <text:p>0.33</text:p>
          </table:table-cell>
          <table:table-cell table:formula="of:=ROUND([.O43];2)" office:value-type="float" office:value="0.71" calcext:value-type="float">
            <text:p>0.71</text:p>
          </table:table-cell>
          <table:table-cell table:formula="of:=ROUND([.P43];2)" office:value-type="float" office:value="0.69" calcext:value-type="float">
            <text:p>0.69</text:p>
          </table:table-cell>
          <table:table-cell table:number-columns-repeated="2"/>
          <table:table-cell table:formula="of:=AVERAGE([.C3];[.C6:.C11])/10" office:value-type="float" office:value="0.714285714285714" calcext:value-type="float">
            <text:p>0.714285714285714</text:p>
          </table:table-cell>
          <table:table-cell table:formula="of:=AVERAGE([.D3];[.D6:.D11])/10" office:value-type="float" office:value="0.614285714285714" calcext:value-type="float">
            <text:p>0.614285714285714</text:p>
          </table:table-cell>
          <table:table-cell table:formula="of:=AVERAGE([.E3];[.E6:.E11])/10" office:value-type="float" office:value="0.7" calcext:value-type="float">
            <text:p>0.7</text:p>
          </table:table-cell>
          <table:table-cell table:formula="of:=AVERAGE([.F3];[.F6:.F11])/10" office:value-type="float" office:value="0.671428571428571" calcext:value-type="float">
            <text:p>0.671428571428571</text:p>
          </table:table-cell>
          <table:table-cell table:formula="of:=AVERAGE([.G3];[.G6:.G11])/10" office:value-type="float" office:value="0.714285714285714" calcext:value-type="float">
            <text:p>0.714285714285714</text:p>
          </table:table-cell>
          <table:table-cell table:formula="of:=AVERAGE([.H3];[.H6:.H11])/10" office:value-type="float" office:value="0.685714285714286" calcext:value-type="float">
            <text:p>0.685714285714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nar-Lander</text:p>
          </table:table-cell>
          <table:table-cell table:formula="of:=ROUND([.K44];2)" office:value-type="float" office:value="0.8" calcext:value-type="float">
            <text:p>0.8</text:p>
          </table:table-cell>
          <table:table-cell table:formula="of:=ROUND([.L44];2)" office:value-type="float" office:value="0.77" calcext:value-type="float">
            <text:p>0.77</text:p>
          </table:table-cell>
          <table:table-cell table:formula="of:=ROUND([.M44];2)" office:value-type="float" office:value="0.7" calcext:value-type="float">
            <text:p>0.7</text:p>
          </table:table-cell>
          <table:table-cell table:formula="of:=ROUND(1-[.N44];2)" office:value-type="float" office:value="0.4" calcext:value-type="float">
            <text:p>0.4</text:p>
          </table:table-cell>
          <table:table-cell table:formula="of:=ROUND([.O44];2)" office:value-type="float" office:value="0.8" calcext:value-type="float">
            <text:p>0.8</text:p>
          </table:table-cell>
          <table:table-cell table:formula="of:=ROUND([.P44];2)" office:value-type="float" office:value="0.6" calcext:value-type="float">
            <text:p>0.6</text:p>
          </table:table-cell>
          <table:table-cell table:number-columns-repeated="2"/>
          <table:table-cell table:formula="of:=AVERAGE([.C4];[.C17];[.C12])/10" office:value-type="float" office:value="0.8" calcext:value-type="float">
            <text:p>0.8</text:p>
          </table:table-cell>
          <table:table-cell table:formula="of:=AVERAGE([.D4];[.D17];[.D12])/10" office:value-type="float" office:value="0.766666666666667" calcext:value-type="float">
            <text:p>0.766666666666667</text:p>
          </table:table-cell>
          <table:table-cell table:formula="of:=AVERAGE([.E4];[.E17];[.E12])/10" office:value-type="float" office:value="0.7" calcext:value-type="float">
            <text:p>0.7</text:p>
          </table:table-cell>
          <table:table-cell table:formula="of:=AVERAGE([.F4];[.F17];[.F12])/10" office:value-type="float" office:value="0.6" calcext:value-type="float">
            <text:p>0.6</text:p>
          </table:table-cell>
          <table:table-cell table:formula="of:=AVERAGE([.G4];[.G17];[.G12])/10" office:value-type="float" office:value="0.8" calcext:value-type="float">
            <text:p>0.8</text:p>
          </table:table-cell>
          <table:table-cell table:formula="of:=AVERAGE([.H4];[.H17];[.H12])/10" office:value-type="float" office:value="0.6" calcext:value-type="float">
            <text:p>0.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00:27:06.313831322</dc:date>
    <meta:editing-duration>PT20S</meta:editing-duration>
    <meta:editing-cycles>1</meta:editing-cycles>
    <meta:document-statistic meta:table-count="1" meta:cell-count="640" meta:object-count="0"/>
    <meta:generator>LibreOffice/6.0.7.3$Linux_X86_64 LibreOffice_project/00m0$Build-3</meta:generator>
  </office:meta>
</office:document-meta>
</file>